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3" style:family="paragraph" style:parent-style-name="Text_20_body">
      <style:paragraph-properties fo:margin-top="0cm" fo:margin-bottom="0cm" fo:line-height="107%"/>
      <style:text-properties style:font-name="Arial" fo:font-size="7pt"/>
    </style:style>
    <style:style style:name="P4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P5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" fo:font-size="6pt" style:font-size-asian="6pt" style:font-size-complex="6pt"/>
    </style:style>
    <style:style style:name="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2" fo:font-size="7pt" style:font-size-asian="7pt" style:font-size-complex="7pt"/>
    </style:style>
    <style:style style:name="P7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/>
      <style:text-properties style:font-name="Arial2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/>
      <style:text-properties style:font-name="Arial2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cm" fo:margin-bottom="0cm" fo:line-height="100%"/>
      <style:text-properties style:font-name="Arial2"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margin-top="0cm" fo:margin-bottom="0cm"/>
      <style:text-properties style:font-name="Arial2" fo:font-size="11pt" style:font-size-asian="11pt" style:font-size-complex="11pt"/>
    </style:style>
    <style:style style:name="P14" style:family="paragraph" style:parent-style-name="Standard">
      <style:paragraph-properties fo:margin-top="0cm" fo:margin-bottom="0cm" fo:line-height="100%"/>
      <style:text-properties style:font-name="Arial2" fo:font-size="11pt" style:font-size-asian="11pt" style:font-size-complex="11pt"/>
    </style:style>
    <style:style style:name="P15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2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 style:master-page-name="First_20_Page">
      <style:paragraph-properties fo:margin-top="0cm" fo:margin-bottom="0cm" style:page-number="auto" fo:break-before="page"/>
      <style:text-properties style:font-name="Arial2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cm" fo:margin-bottom="0cm" fo:line-height="100%"/>
    </style:style>
    <style:style style:name="T1" style:family="text">
      <style:text-properties fo:font-weight="bold"/>
    </style:style>
    <style:style style:name="T2" style:family="text">
      <style:text-properties style:font-name="Arial"/>
    </style:style>
    <style:style style:name="T3" style:family="text">
      <style:text-properties style:font-name="Arial2" fo:font-size="11pt" style:font-size-asian="11pt" style:font-size-complex="11pt"/>
    </style:style>
    <style:style style:name="T4" style:family="text">
      <style:text-properties style:font-name="Arial2" fo:font-size="11pt" fo:font-weight="bold" style:font-size-asian="11pt" style:font-weight-asian="bold" style:font-size-complex="11pt"/>
    </style:style>
    <style:style style:name="T5" style:family="text">
      <style:text-properties style:font-name="Arial2" fo:font-size="11pt" fo:font-weight="bold" fo:background-color="transparent" style:font-size-asian="11pt" style:font-weight-asian="bold" style:font-size-complex="11pt"/>
    </style:style>
    <style:style style:name="T6" style:family="text">
      <style:text-properties style:font-name="Arial2" fo:font-size="11pt" fo:background-color="transparen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rstellt am: [Datum.heute]</text:p>
      <text:p text:style-name="P10"/>
      <text:p text:style-name="P11">Patient:</text:p>
      <text:p text:style-name="P11"/>
      <text:p text:style-name="P11">[Patient.Name] [Patient.Vorname], [Patient.Geburtsdatum] ([Patient.Geschlecht])</text:p>
      <text:p text:style-name="P8"><text:span text:style-name="Absatz-Standardschriftart"><text:span text:style-name="T3">Patient Nr.</text:span></text:span><text:span text:style-name="Absatz-Standardschriftart"><text:span text:style-name="T4"> [Patient.PatientNr]<text:tab/></text:span></text:span><text:span text:style-name="Absatz-Standardschriftart"><text:span text:style-name="T5"><text:tab/></text:span></text:span><text:span text:style-name="Absatz-Standardschriftart"><text:span text:style-name="T6">Stammarzt:</text:span></text:span><text:span text:style-name="Absatz-Standardschriftart"><text:span text:style-name="T5"> [Patient.Stammarzt]</text:span></text:span></text:p>
      <text:p text:style-name="P13">Adresse: [Patient.Strasse], [Patient.Plz] [Patient.Ort]</text:p>
      <text:p text:style-name="P12"/>
      <text:p text:style-name="P12">Anamnese:</text:p>
      <text:p text:style-name="P14">[Patient.PersAnamnese]</text:p>
      <text:p text:style-name="P14"/>
      <text:p text:style-name="P14"/>
      <text:p text:style-name="P12">Allergien:</text:p>
      <text:p text:style-name="P14">[Patient.Allergien]</text:p>
      <text:p text:style-name="P14"/>
      <text:p text:style-name="P14"/>
      <text:p text:style-name="P12">Diagnosen:</text:p>
      <text:p text:style-name="P14">[Patient.Diagnosen]</text:p>
      <text:p text:style-name="P14"/>
      <text:p text:style-name="P14"/>
      <text:p text:style-name="P12">Risiken:</text:p>
      <text:p text:style-name="P14">[Patient.Risiken]</text:p>
      <text:p text:style-name="P14"/>
      <text:p text:style-name="P14"/>
      <text:p text:style-name="P12">Medikation:</text:p>
      <text:p text:style-name="P14">[Patient.Medikation]</text:p>
      <text:p text:style-name="P14"/>
      <text:p text:style-name="P14"/>
      <text:p text:style-name="P12">Konsultationseinträge</text:p>
      <text:p text:style-name="P9"><text:span text:style-name="Absatz-Standardschriftart"><text:span text:style-name="T3">[Alle:-:-:Konsultationen]</text:span></text:span></text:p>
      <text:p text:style-name="P9"><text:span text:style-name="Absatz-Standardschriftar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MP3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" fo:font-size="6pt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5" style:family="paragraph" style:parent-style-name="Text_20_body">
      <style:paragraph-properties fo:margin-top="0cm" fo:margin-bottom="0cm" fo:line-height="107%"/>
      <style:text-properties style:font-name="Arial" fo:font-size="7pt"/>
    </style:style>
    <style:style style:name="M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2" fo:font-size="7pt" style:font-size-asian="7pt" style:font-size-complex="7pt"/>
    </style:style>
    <style:style style:name="M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2" fo:font-size="16pt" fo:font-weight="bold" style:font-size-asian="16pt" style:font-weight-asian="bold" style:font-size-complex="16pt" style:font-weight-complex="bold"/>
    </style:style>
    <style:style style:name="MP8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MT1" style:family="text">
      <style:text-properties fo:font-weight="bold"/>
    </style:style>
    <style:style style:name="MT2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1">[Patient.Vorname] [Patient.Name], [Patient.Geburtsdatum]</text:span>, [Patient.Strasse], [Patient.Plz] [Patient.Ort]</text:p>
        <text:p text:style-name="MP5">Tel1 [Patient.Telefon1], Tel2 [Patient.Telefon2], Natel [Patient.Natel], E-Mail [Patient.E-Mail]</text:p>
        <text:p text:style-name="MP6"><text:span text:style-name="MT2">Seite </text:span><text:span text:style-name="MT2"><text:page-number text:select-page="current">3</text:page-number></text:span><text:span text:style-name="MT2"> /</text:span><text:span text:style-name="MT2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7"/>
        <text:p text:style-name="MP7">Krankengeschichte</text:p>
        <text:p text:style-name="MP7"/>
      </style:header>
      <style:footer>
        <text:p text:style-name="MP8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Argomed IT Services</meta:initial-creator>
    <meta:creation-date>2016-04-25T07:35:00Z</meta:creation-date>
    <dc:date>2016-12-13T09:26:47.23</dc:date>
    <meta:editing-cycles>13</meta:editing-cycles>
    <meta:editing-duration>PT59M31S</meta:editing-duration>
    <meta:document-statistic meta:table-count="0" meta:image-count="0" meta:object-count="0" meta:page-count="1" meta:paragraph-count="27" meta:word-count="85" meta:character-count="1137"/>
    <meta:template xlink:type="simple" xlink:actuate="onRequest" xlink:title="" xlink:href="Normal.dotm"/>
  </office:meta>
</office:document-meta>
</file>